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2" svg:font-family="'DejaVu Sans'" style:font-adornments="Book"/>
    <style:font-face style:name="DejaVu Sans3" svg:font-family="'DejaVu Sans'" style:font-adornments="Fett"/>
    <style:font-face style:name="DejaVu Sans5" svg:font-family="'DejaVu Sans'" style:font-adornments="Standard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DejaVu Sans4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.529cm"/>
    </style:style>
    <style:style style:name="Tabelle1.B" style:family="table-column">
      <style:table-column-properties style:column-width="5.106cm"/>
    </style:style>
    <style:style style:name="Tabelle1.C" style:family="table-column">
      <style:table-column-properties style:column-width="5.346cm"/>
    </style:style>
    <style:style style:name="Tabelle1.D" style:family="table-column">
      <style:table-column-properties style:column-width="2.87cm"/>
    </style:style>
    <style:style style:name="Tabelle1.E" style:family="table-column">
      <style:table-column-properties style:column-width="2.637cm"/>
    </style:style>
    <style:style style:name="Tabelle1.A1" style:family="table-cell">
      <style:table-cell-properties fo:padding="0cm" fo:border="none"/>
    </style:style>
    <style:style style:name="Tabelle1.A9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E9" style:family="table-cell">
      <style:table-cell-properties fo:padding="0.049cm" fo:border="0.002cm solid #cccccd"/>
    </style:style>
    <style:style style:name="Tabelle1.A10" style:family="table-cell">
      <style:table-cell-properties fo:padding="0.049cm" fo:border-left="0.002cm solid #cccccd" fo:border-right="none" fo:border-top="none" fo:border-bottom="0.002cm solid #cccccd"/>
    </style:style>
    <style:style style:name="Tabelle1.E10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9" style:family="table-row">
      <style:table-row-properties style:min-row-height="0.52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0pt"/>
    </style:style>
    <style:style style:name="P4" style:family="paragraph" style:parent-style-name="Standard">
      <style:text-properties style:use-window-font-color="true" style:font-name="Arial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Arial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P6" style:family="paragraph" style:parent-style-name="Standard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7" style:family="paragraph" style:parent-style-name="Standard">
      <style:paragraph-properties fo:text-align="end" style:justify-single-word="false"/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text-properties style:font-name="DejaVu Sans1" fo:font-weight="bold" style:font-weight-asian="bold" style:font-weight-complex="bold"/>
    </style:style>
    <style:style style:name="P12" style:family="paragraph" style:parent-style-name="Table_20_Contents">
      <style:text-properties style:font-name="DejaVu Sans1" fo:font-size="8pt" style:text-underline-style="solid" style:text-underline-width="auto" style:text-underline-color="font-color" style:font-size-asian="8pt" style:font-size-complex="8pt"/>
    </style:style>
    <style:style style:name="P13" style:family="paragraph" style:parent-style-name="Horizontal_20_Line">
      <style:text-properties style:font-name="Arial" fo:font-size="10.5pt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 text:number-lines="false" text:line-number="0"/>
      <style:text-properties style:font-name="DejaVu Sans" fo:font-size="9pt" style:font-size-asian="9pt" style:font-size-complex="9pt"/>
    </style:style>
    <style:style style:name="P15" style:family="paragraph" style:parent-style-name="Table_20_Contents">
      <style:paragraph-properties text:number-lines="false" text:line-number="0"/>
      <style:text-properties style:font-name="DejaVu Sans1" fo:font-size="8pt" style:text-underline-style="none" style:font-size-asian="8pt" style:font-size-complex="8pt"/>
    </style:style>
    <style:style style:name="P16" style:family="paragraph" style:parent-style-name="Standard">
      <style:paragraph-properties fo:text-align="start" style:justify-single-word="false" text:number-lines="false" text:line-number="0"/>
      <style:text-properties style:font-name="DejaVu Sans" fo:font-size="9pt" fo:font-weight="bold" style:font-size-asian="9pt" style:font-weight-asian="bold" style:font-size-complex="9pt" style:font-weight-complex="bold"/>
    </style:style>
    <style:style style:name="P17" style:family="paragraph">
      <style:paragraph-properties fo:text-align="end"/>
      <style:text-properties style:text-line-through-style="none" fo:font-style="normal" style:text-underline-style="none"/>
    </style:style>
    <style:style style:name="P18" style:family="paragraph">
      <style:paragraph-properties fo:text-align="end"/>
      <style:text-properties style:text-line-through-style="none" style:font-name="DejaVu Sans2" fo:font-size="11pt" fo:font-style="normal" style:text-underline-style="none"/>
    </style:style>
    <style:style style:name="P19" style:family="paragraph">
      <style:paragraph-properties fo:text-align="start"/>
      <style:text-properties style:text-line-through-style="none" style:font-name="DejaVu Sans2" fo:font-size="11pt" fo:font-style="normal" style:text-underline-style="none"/>
    </style:style>
    <style:style style:name="P20" style:family="paragraph">
      <style:paragraph-properties fo:text-align="end"/>
      <style:text-properties style:text-line-through-style="none" style:font-name="DejaVu Sans3" fo:font-size="12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fo:font-style="normal" style:text-underline-style="none"/>
    </style:style>
    <style:style style:name="P22" style:family="paragraph">
      <style:paragraph-properties fo:text-align="start"/>
      <style:text-properties style:text-line-through-style="none" style:font-name="DejaVu Sans2" fo:font-size="12pt" fo:font-style="normal" style:text-underline-style="none"/>
    </style:style>
    <style:style style:name="P23" style:family="paragraph">
      <style:paragraph-properties fo:text-align="center"/>
    </style:style>
    <style:style style:name="P24" style:family="paragraph">
      <style:paragraph-properties fo:text-align="end"/>
      <style:text-properties style:text-line-through-style="none" style:font-name="DejaVu Sans4" fo:font-size="8pt" fo:font-style="normal" style:text-underline-style="none" fo:font-weight="bold"/>
    </style:style>
    <style:style style:name="P25" style:family="paragraph">
      <style:paragraph-properties fo:text-align="end"/>
      <style:text-properties style:text-line-through-style="none" style:font-name="DejaVu Sans5" fo:font-size="8pt" fo:font-style="normal" style:text-underline-style="none" fo:font-weight="bold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  <style:style style:name="gr4" style:family="graphic">
      <style:graphic-properties draw:fill="solid" draw:fill-color="#00ff00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price1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2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3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4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5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6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7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8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9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0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ax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axrat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otalpric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roduct10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9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8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7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6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5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4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2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2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3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4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5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6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7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8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9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0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any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number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columns-spanned="4" office:value-type="string">
            <text:p text:style-name="P12"><draw:rect text:anchor-type="paragraph" draw:z-index="37" draw:style-name="gr4" draw:text-style-name="P23" svg:width="5.825cm" svg:height="3.116cm" svg:x="11.665cm" svg:y="0.254cm"><text:p/></draw:rect>Musterfirma, Musterstrasse 2345 Musterstadt</text:p>
          </table:table-cell>
          <table:covered-table-cell/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tandard"><draw:control text:anchor-type="as-char" svg:y="-0.069cm" draw:z-index="36" draw:style-name="gr1" draw:text-style-name="P22" svg:width="6.298cm" svg:height="0.689cm" draw:control="control36"/></text:p>
          </table:table-cell>
          <table:covered-table-cell/>
          <table:covered-table-cell/>
          <table:table-cell table:style-name="Tabelle1.A1" table:number-columns-spanned="2" office:value-type="string">
            <text:p text:style-name="P15"><draw:control text:anchor-type="char" draw:z-index="40" draw:style-name="gr5" draw:text-style-name="P25" svg:width="2.733cm" svg:height="0.394cm" svg:x="2.748cm" svg:y="0cm" draw:control="control38"/>Kundennr.: </text:p>
          </table:table-cell>
          <table:covered-table-cell/>
        </table:table-row>
        <table:table-row>
          <table:table-cell table:style-name="Tabelle1.A1" table:number-columns-spanned="3" office:value-type="string">
            <text:p text:style-name="Standard"><draw:control text:anchor-type="char" draw:z-index="38" draw:style-name="gr5" draw:text-style-name="P24" svg:width="2.631cm" svg:height="0.428cm" svg:x="14.818cm" svg:y="-0.104cm" draw:control="control39"/><draw:control text:anchor-type="as-char" svg:y="-0.069cm" draw:z-index="35" draw:style-name="gr1" draw:text-style-name="P22" svg:width="6.298cm" svg:height="0.689cm" draw:control="control35"/></text:p>
          </table:table-cell>
          <table:covered-table-cell/>
          <table:covered-table-cell/>
          <table:table-cell table:style-name="Tabelle1.A1" table:number-columns-spanned="2" office:value-type="string">
            <text:p text:style-name="P15">Rechnungsnr.:</text:p>
          </table:table-cell>
          <table:covered-table-cell/>
        </table:table-row>
        <table:table-row>
          <table:table-cell table:style-name="Tabelle1.A1" table:number-columns-spanned="3" office:value-type="string">
            <text:p text:style-name="Standard"><draw:control text:anchor-type="char" draw:z-index="39" draw:style-name="gr5" draw:text-style-name="P25" svg:width="2.712cm" svg:height="0.486cm" svg:x="14.755cm" svg:y="-0.097cm" draw:control="control37"/><draw:control text:anchor-type="as-char" draw:z-index="34" draw:style-name="gr2" draw:text-style-name="P22" svg:width="6.298cm" svg:height="0.689cm" draw:control="control34"/></text:p>
          </table:table-cell>
          <table:covered-table-cell/>
          <table:covered-table-cell/>
          <table:table-cell table:style-name="Tabelle1.A1" table:number-columns-spanned="2" office:value-type="string">
            <text:p text:style-name="P15">Rechnungsdatum:</text:p>
            <text:p text:style-name="P15"/>
          </table:table-cell>
          <table:covered-table-cell/>
        </table:table-row>
        <table:table-row>
          <table:table-cell table:style-name="Tabelle1.A1" table:number-columns-spanned="3" office:value-type="string">
            <text:p text:style-name="P16"><draw:control text:anchor-type="as-char" svg:y="-0.342cm" draw:z-index="41" draw:style-name="gr1" draw:text-style-name="P22" svg:width="6.298cm" svg:height="0.689cm" draw:control="control40"/></text:p>
          </table:table-cell>
          <table:covered-table-cell/>
          <table:covered-table-cell/>
          <table:table-cell table:style-name="Tabelle1.A1" table:number-columns-spanned="2" office:value-type="string">
            <text:p text:style-name="P14"><text:s/><text:span text:style-name="T4">(Bitte bei Zahlung unbedingt angeben)</text:span></text:p>
          </table:table-cell>
          <table:covered-table-cell/>
        </table:table-row>
        <table:table-row>
          <table:table-cell table:style-name="Tabelle1.A1" table:number-columns-spanned="5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11">Rechnung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/>
          </table:table-cell>
          <table:covered-table-cell/>
          <table:table-cell table:style-name="Tabelle1.A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elle1.A1" table:number-columns-spanned="5" office:value-type="string">
            <text:p text:style-name="Horizontal_20_Line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9" office:value-type="string">
            <text:p text:style-name="P1"><draw:control text:anchor-type="as-char" svg:y="-0.344cm" draw:z-index="23" draw:style-name="gr1" draw:text-style-name="P21" svg:width="1.43cm" svg:height="0.689cm" draw:control="control24"/></text:p>
          </table:table-cell>
          <table:table-cell table:style-name="Tabelle1.A9" table:number-columns-spanned="3" office:value-type="string">
            <text:p text:style-name="P1"><draw:control text:anchor-type="as-char" draw:z-index="22" draw:style-name="gr2" draw:text-style-name="P21" svg:width="13.188cm" svg:height="0.689cm" draw:control="control23"/></text:p>
          </table:table-cell>
          <table:covered-table-cell/>
          <table:covered-table-cell/>
          <table:table-cell table:style-name="Tabelle1.E9" office:value-type="string">
            <text:p text:style-name="P1"><draw:control text:anchor-type="as-char" svg:y="-0.344cm" draw:z-index="0" draw:style-name="gr1" draw:text-style-name="P17" svg:width="2.573cm" svg:height="0.689cm" draw:control="control1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4" draw:style-name="gr1" draw:text-style-name="P21" svg:width="1.43cm" svg:height="0.689cm" draw:control="control25"/></text:p>
          </table:table-cell>
          <table:table-cell table:style-name="Tabelle1.A10" table:number-columns-spanned="3" office:value-type="string">
            <text:p text:style-name="P1"><draw:control text:anchor-type="as-char" draw:z-index="21" draw:style-name="gr2" draw:text-style-name="P21" svg:width="13.214cm" svg:height="0.689cm" draw:control="control22"/></text:p>
          </table:table-cell>
          <table:covered-table-cell/>
          <table:covered-table-cell/>
          <table:table-cell table:style-name="Tabelle1.E10" office:value-type="string">
            <text:p text:style-name="P1"><draw:control text:anchor-type="as-char" draw:z-index="1" draw:style-name="gr2" draw:text-style-name="P17" svg:width="2.573cm" svg:height="0.689cm" draw:control="control2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5" draw:style-name="gr1" draw:text-style-name="P21" svg:width="1.43cm" svg:height="0.689cm" draw:control="control26"/></text:p>
          </table:table-cell>
          <table:table-cell table:style-name="Tabelle1.A10" table:number-columns-spanned="3" office:value-type="string">
            <text:p text:style-name="P1"><draw:control text:anchor-type="as-char" draw:z-index="20" draw:style-name="gr2" draw:text-style-name="P21" svg:width="13.161cm" svg:height="0.689cm" draw:control="control21"/></text:p>
          </table:table-cell>
          <table:covered-table-cell/>
          <table:covered-table-cell/>
          <table:table-cell table:style-name="Tabelle1.E10" office:value-type="string">
            <text:p text:style-name="P1"><draw:control text:anchor-type="as-char" draw:z-index="2" draw:style-name="gr2" draw:text-style-name="P17" svg:width="2.573cm" svg:height="0.689cm" draw:control="control3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6" draw:style-name="gr1" draw:text-style-name="P21" svg:width="1.43cm" svg:height="0.689cm" draw:control="control27"/></text:p>
          </table:table-cell>
          <table:table-cell table:style-name="Tabelle1.A10" table:number-columns-spanned="3" office:value-type="string">
            <text:p text:style-name="P1"><draw:control text:anchor-type="as-char" draw:z-index="19" draw:style-name="gr2" draw:text-style-name="P21" svg:width="13.188cm" svg:height="0.689cm" draw:control="control20"/></text:p>
          </table:table-cell>
          <table:covered-table-cell/>
          <table:covered-table-cell/>
          <table:table-cell table:style-name="Tabelle1.E10" office:value-type="string">
            <text:p text:style-name="P1"><draw:control text:anchor-type="as-char" draw:z-index="3" draw:style-name="gr2" draw:text-style-name="P17" svg:width="2.573cm" svg:height="0.689cm" draw:control="control4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7" draw:style-name="gr1" draw:text-style-name="P21" svg:width="1.43cm" svg:height="0.689cm" draw:control="control28"/></text:p>
          </table:table-cell>
          <table:table-cell table:style-name="Tabelle1.A10" table:number-columns-spanned="3" office:value-type="string">
            <text:p text:style-name="P1"><draw:control text:anchor-type="as-char" draw:z-index="18" draw:style-name="gr2" draw:text-style-name="P21" svg:width="13.188cm" svg:height="0.689cm" draw:control="control19"/></text:p>
          </table:table-cell>
          <table:covered-table-cell/>
          <table:covered-table-cell/>
          <table:table-cell table:style-name="Tabelle1.E10" office:value-type="string">
            <text:p text:style-name="P1"><draw:control text:anchor-type="as-char" draw:z-index="4" draw:style-name="gr2" draw:text-style-name="P17" svg:width="2.573cm" svg:height="0.689cm" draw:control="control5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8" draw:style-name="gr1" draw:text-style-name="P21" svg:width="1.43cm" svg:height="0.689cm" draw:control="control29"/></text:p>
          </table:table-cell>
          <table:table-cell table:style-name="Tabelle1.A10" table:number-columns-spanned="3" office:value-type="string">
            <text:p text:style-name="P1"><draw:control text:anchor-type="as-char" draw:z-index="17" draw:style-name="gr2" draw:text-style-name="P21" svg:width="13.188cm" svg:height="0.689cm" draw:control="control18"/></text:p>
          </table:table-cell>
          <table:covered-table-cell/>
          <table:covered-table-cell/>
          <table:table-cell table:style-name="Tabelle1.E10" office:value-type="string">
            <text:p text:style-name="P1"><draw:control text:anchor-type="as-char" draw:z-index="5" draw:style-name="gr2" draw:text-style-name="P17" svg:width="2.573cm" svg:height="0.689cm" draw:control="control6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9" draw:style-name="gr1" draw:text-style-name="P21" svg:width="1.43cm" svg:height="0.689cm" draw:control="control30"/></text:p>
          </table:table-cell>
          <table:table-cell table:style-name="Tabelle1.A10" table:number-columns-spanned="3" office:value-type="string">
            <text:p text:style-name="P1"><draw:control text:anchor-type="as-char" draw:z-index="16" draw:style-name="gr2" draw:text-style-name="P21" svg:width="13.045cm" svg:height="0.689cm" draw:control="control17"/></text:p>
          </table:table-cell>
          <table:covered-table-cell/>
          <table:covered-table-cell/>
          <table:table-cell table:style-name="Tabelle1.E10" office:value-type="string">
            <text:p text:style-name="P2"><draw:control text:anchor-type="as-char" draw:z-index="6" draw:style-name="gr2" draw:text-style-name="P17" svg:width="2.574cm" svg:height="0.689cm" draw:control="control7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0" draw:style-name="gr1" draw:text-style-name="P21" svg:width="1.43cm" svg:height="0.689cm" draw:control="control31"/></text:p>
          </table:table-cell>
          <table:table-cell table:style-name="Tabelle1.A10" table:number-columns-spanned="3" office:value-type="string">
            <text:p text:style-name="P1"><draw:control text:anchor-type="as-char" draw:z-index="15" draw:style-name="gr2" draw:text-style-name="P21" svg:width="13.098cm" svg:height="0.689cm" draw:control="control16"/></text:p>
          </table:table-cell>
          <table:covered-table-cell/>
          <table:covered-table-cell/>
          <table:table-cell table:style-name="Tabelle1.E10" office:value-type="string">
            <text:p text:style-name="P2"><draw:control text:anchor-type="as-char" draw:z-index="7" draw:style-name="gr2" draw:text-style-name="P17" svg:width="2.574cm" svg:height="0.689cm" draw:control="control8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1" draw:style-name="gr1" draw:text-style-name="P21" svg:width="1.43cm" svg:height="0.689cm" draw:control="control32"/></text:p>
          </table:table-cell>
          <table:table-cell table:style-name="Tabelle1.A10" table:number-columns-spanned="3" office:value-type="string">
            <text:p text:style-name="P1"><draw:control text:anchor-type="as-char" draw:z-index="14" draw:style-name="gr2" draw:text-style-name="P21" svg:width="13.188cm" svg:height="0.689cm" draw:control="control15"/></text:p>
          </table:table-cell>
          <table:covered-table-cell/>
          <table:covered-table-cell/>
          <table:table-cell table:style-name="Tabelle1.E10" office:value-type="string">
            <text:p text:style-name="P1"><draw:control text:anchor-type="as-char" draw:z-index="8" draw:style-name="gr2" draw:text-style-name="P17" svg:width="2.573cm" svg:height="0.689cm" draw:control="control9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2" draw:style-name="gr1" draw:text-style-name="P21" svg:width="1.43cm" svg:height="0.689cm" draw:control="control33"/></text:p>
          </table:table-cell>
          <table:table-cell table:style-name="Tabelle1.A10" table:number-columns-spanned="3" office:value-type="string">
            <text:p text:style-name="P1"><draw:control text:anchor-type="as-char" draw:z-index="13" draw:style-name="gr2" draw:text-style-name="P21" svg:width="13.158cm" svg:height="0.689cm" draw:control="control14"/></text:p>
          </table:table-cell>
          <table:covered-table-cell/>
          <table:covered-table-cell/>
          <table:table-cell table:style-name="Tabelle1.E10" office:value-type="string">
            <text:p text:style-name="P1"><draw:control text:anchor-type="as-char" draw:z-index="9" draw:style-name="gr2" draw:text-style-name="P17" svg:width="2.573cm" svg:height="0.689cm" draw:control="control10"/></text:p>
          </table:table-cell>
        </table:table-row>
        <table:table-row table:style-name="Tabelle1.19">
          <table:table-cell table:style-name="Tabelle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4" office:value-type="string">
            <text:p text:style-name="P9"><draw:control text:anchor-type="char" draw:z-index="11" draw:style-name="gr3" draw:text-style-name="P19" svg:width="1.017cm" svg:height="0.694cm" svg:x="12.654cm" svg:y="-0.12cm" draw:control="control12"/>Mehrwertssteuer <text:s/>( <text:s text:c="9"/>%): <text:s text:c="5"/>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0"><draw:control text:anchor-type="as-char" draw:z-index="10" draw:style-name="gr2" draw:text-style-name="P18" svg:width="2.567cm" svg:height="0.486cm" draw:control="control11"/> </text:p>
          </table:table-cell>
        </table:table-row>
        <table:table-row>
          <table:table-cell table:style-name="Tabelle1.A1" table:number-columns-spanned="4" office:value-type="string">
            <text:p text:style-name="P8">Gesamtpreis: <text:s text:c="4"/></text:p>
          </table:table-cell>
          <table:covered-table-cell/>
          <table:covered-table-cell/>
          <table:covered-table-cell/>
          <table:table-cell table:style-name="Tabelle1.A1" office:value-type="string">
            <text:p text:style-name="P2"><draw:control text:anchor-type="as-char" svg:y="-0.383cm" draw:z-index="12" draw:style-name="gr1" draw:text-style-name="P20" svg:width="2.567cm" svg:height="0.558cm" draw:control="control13"/> </text:p>
          </table:table-cell>
        </table:table-row>
      </table:table>
      <text:p text:style-name="Standard"/>
      <text:p text:style-name="Standard"/>
      <text:p text:style-name="Standard"/>
      <text:p text:style-name="P5">Wir bitten um Überweisung des Gesamtbetrages innerhalb 8 Tagen auf u.a. <text:tab/>Bankverbindung.</text:p>
      <text:p text:style-name="P5">Die Ware bleibt bis zur vollständigen Bezahlung unser Eigentum.</text:p>
      <text:p text:style-name="P4"/>
      <text:p text:style-name="P5">Bitte geben Sie bei Ihrer Überweisung die Rechnungsnummer mit an!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2" svg:font-family="'DejaVu Sans'" style:font-adornments="Book"/>
    <style:font-face style:name="DejaVu Sans3" svg:font-family="'DejaVu Sans'" style:font-adornments="Fett"/>
    <style:font-face style:name="DejaVu Sans5" svg:font-family="'DejaVu Sans'" style:font-adornments="Standard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DejaVu Sans4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8.516cm" svg:y="0.388cm" svg:width="10.483cm" svg:height="2.51cm" draw:z-index="33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span text:style-name="MT2">Bankverbindung: Stefan Muster | Sparkasse Musterhausen | </text:span><text:span text:style-name="M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10-09T09:19:55</meta:creation-date>
    <dc:date>2008-11-06T13:41:25</dc:date>
    <meta:editing-cycles>60</meta:editing-cycles>
    <meta:editing-duration>PT21H22M42S</meta:editing-duration>
    <dc:creator>Jan Hahnisch</dc:creator>
    <meta:document-statistic meta:character-count="684" meta:image-count="1" meta:object-count="0" meta:page-count="1" meta:paragraph-count="48" meta:table-count="1" meta:word-count="76"/>
    <meta:user-defined meta:name="Info 1"/>
    <meta:user-defined meta:name="Info 2"/>
    <meta:user-defined meta:name="Info 3"/>
    <meta:user-defined meta:name="Info 4"/>
  </office:meta>
</office:document-meta>
</file>